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</office:font-face-decls>
  <office:automatic-styles>
    <style:style style:family="paragraph" style:master-page-name="MP0" style:name="P1" style:parent-style-name="Normál">
      <style:paragraph-properties fo:break-before="page" fo:text-align="center"/>
      <style:text-properties fo:font-size="18pt" style:font-size-asian="18pt" style:font-size-complex="18pt"/>
    </style:style>
    <style:style style:family="text" style:name="T3" style:parent-style-name="Bekezdésalapbetűtípusa">
      <style:text-properties fo:font-style="italic" style:font-style-asian="italic"/>
    </style:style>
    <style:style style:family="text" style:name="T4" style:parent-style-name="Bekezdésalapbetűtípusa">
      <style:text-properties fo:color="#FF0000"/>
    </style:style>
    <style:style style:family="table-column" style:name="TableColumn6">
      <style:table-column-properties style:column-width="1.2187in"/>
    </style:style>
    <style:style style:family="table-column" style:name="TableColumn7">
      <style:table-column-properties style:column-width="0.7152in"/>
    </style:style>
    <style:style style:family="table-column" style:name="TableColumn8">
      <style:table-column-properties style:column-width="0.7159in"/>
    </style:style>
    <style:style style:family="table-column" style:name="TableColumn9">
      <style:table-column-properties style:column-width="0.7479in"/>
    </style:style>
    <style:style style:family="table-column" style:name="TableColumn10">
      <style:table-column-properties style:column-width="0.7159in"/>
    </style:style>
    <style:style style:family="table-column" style:name="TableColumn11">
      <style:table-column-properties style:column-width="0.7652in"/>
    </style:style>
    <style:style style:family="table-column" style:name="TableColumn12">
      <style:table-column-properties style:column-width="0.7069in"/>
    </style:style>
    <style:style style:family="table-column" style:name="TableColumn13">
      <style:table-column-properties style:column-width="0.7069in"/>
    </style:style>
    <style:style style:family="table" style:name="Table5">
      <style:table-properties fo:margin-left="0in" style:width="6.293in" table:align="left"/>
    </style:style>
    <style:style style:family="table-row" style:name="TableRow14">
      <style:table-row-properties style:min-row-height="0.2104in"/>
    </style:style>
    <style:style style:family="table-cell" style:name="TableCell15">
      <style:table-cell-properties fo:border="0.0069in solid #000000" fo:padding-bottom="0in" fo:padding-left="0.075in" fo:padding-right="0.075in" fo:padding-top="0in" style:writing-mode="lr-tb"/>
    </style:style>
    <style:style style:family="paragraph" style:name="P16" style:parent-style-name="Normál">
      <style:paragraph-properties fo:line-height="100%" fo:margin-bottom="0in" style:vertical-align="auto"/>
    </style:style>
    <style:style style:family="text" style:name="T17" style:parent-style-name="Bekezdésalapbetűtípusa">
      <style:text-properties fo:background-color="#00FF00"/>
    </style:style>
    <style:style style:family="table-cell" style:name="TableCell18">
      <style:table-cell-properties fo:border="0.0069in solid #000000" fo:padding-bottom="0in" fo:padding-left="0.075in" fo:padding-right="0.075in" fo:padding-top="0in" style:writing-mode="lr-tb"/>
    </style:style>
    <style:style style:family="paragraph" style:name="P19" style:parent-style-name="Normál">
      <style:paragraph-properties fo:line-height="100%" fo:margin-bottom="0in" style:vertical-align="auto"/>
    </style:style>
    <style:style style:family="table-cell" style:name="TableCell20">
      <style:table-cell-properties fo:border="0.0069in solid #000000" fo:padding-bottom="0in" fo:padding-left="0.075in" fo:padding-right="0.075in" fo:padding-top="0in" style:writing-mode="lr-tb"/>
    </style:style>
    <style:style style:family="paragraph" style:name="P21" style:parent-style-name="Normál">
      <style:paragraph-properties fo:line-height="100%" fo:margin-bottom="0in" style:vertical-align="auto"/>
    </style:style>
    <style:style style:family="table-cell" style:name="TableCell22">
      <style:table-cell-properties fo:border="0.0069in solid #000000" fo:padding-bottom="0in" fo:padding-left="0.075in" fo:padding-right="0.075in" fo:padding-top="0in" style:writing-mode="lr-tb"/>
    </style:style>
    <style:style style:family="paragraph" style:name="P23" style:parent-style-name="Normál">
      <style:paragraph-properties fo:line-height="100%" fo:margin-bottom="0in" style:vertical-align="auto"/>
    </style:style>
    <style:style style:family="table-cell" style:name="TableCell24">
      <style:table-cell-properties fo:border="0.0069in solid #000000" fo:padding-bottom="0in" fo:padding-left="0.075in" fo:padding-right="0.075in" fo:padding-top="0in" style:writing-mode="lr-tb"/>
    </style:style>
    <style:style style:family="paragraph" style:name="P25" style:parent-style-name="Normál">
      <style:paragraph-properties fo:line-height="100%" fo:margin-bottom="0in" style:vertical-align="auto"/>
    </style:style>
    <style:style style:family="table-cell" style:name="TableCell26">
      <style:table-cell-properties fo:border="0.0069in solid #000000" fo:padding-bottom="0in" fo:padding-left="0.075in" fo:padding-right="0.075in" fo:padding-top="0in" style:writing-mode="lr-tb"/>
    </style:style>
    <style:style style:family="paragraph" style:name="P27" style:parent-style-name="Normál">
      <style:paragraph-properties fo:line-height="100%" fo:margin-bottom="0in" style:vertical-align="auto"/>
    </style:style>
    <style:style style:family="text" style:name="T28" style:parent-style-name="Bekezdésalapbetűtípusa">
      <style:text-properties fo:font-style="italic" style:font-style-asian="italic"/>
    </style:style>
    <style:style style:family="table-cell" style:name="TableCell29">
      <style:table-cell-properties fo:border="0.0069in solid #000000" fo:padding-bottom="0in" fo:padding-left="0.075in" fo:padding-right="0.075in" fo:padding-top="0in" style:writing-mode="lr-tb"/>
    </style:style>
    <style:style style:family="paragraph" style:name="P30" style:parent-style-name="Normál">
      <style:paragraph-properties fo:line-height="100%" fo:margin-bottom="0in" style:vertical-align="auto"/>
    </style:style>
    <style:style style:family="table-cell" style:name="TableCell31">
      <style:table-cell-properties fo:border="0.0069in solid #000000" fo:padding-bottom="0in" fo:padding-left="0.075in" fo:padding-right="0.075in" fo:padding-top="0in" style:writing-mode="lr-tb"/>
    </style:style>
    <style:style style:family="paragraph" style:name="P32" style:parent-style-name="Normál">
      <style:paragraph-properties fo:line-height="100%" fo:margin-bottom="0in" style:vertical-align="auto"/>
    </style:style>
    <style:style style:family="table-row" style:name="TableRow33">
      <style:table-row-properties/>
    </style:style>
    <style:style style:family="table-cell" style:name="TableCell34">
      <style:table-cell-properties fo:border="0.0069in solid #000000" fo:padding-bottom="0in" fo:padding-left="0.075in" fo:padding-right="0.075in" fo:padding-top="0in" style:writing-mode="lr-tb"/>
    </style:style>
    <style:style style:family="paragraph" style:name="P35" style:parent-style-name="Normál">
      <style:paragraph-properties fo:line-height="100%" fo:margin-bottom="0in" style:vertical-align="auto"/>
    </style:style>
    <style:style style:family="table-cell" style:name="TableCell36">
      <style:table-cell-properties fo:border="0.0069in solid #000000" fo:padding-bottom="0in" fo:padding-left="0.075in" fo:padding-right="0.075in" fo:padding-top="0in" style:writing-mode="lr-tb"/>
    </style:style>
    <style:style style:family="paragraph" style:name="P37" style:parent-style-name="Normál">
      <style:paragraph-properties fo:line-height="100%" fo:margin-bottom="0in" style:vertical-align="auto"/>
    </style:style>
    <style:style style:family="table-cell" style:name="TableCell38">
      <style:table-cell-properties fo:border="0.0069in solid #000000" fo:padding-bottom="0in" fo:padding-left="0.075in" fo:padding-right="0.075in" fo:padding-top="0in" style:writing-mode="lr-tb"/>
    </style:style>
    <style:style style:family="paragraph" style:name="P39" style:parent-style-name="Normál">
      <style:paragraph-properties fo:line-height="100%" fo:margin-bottom="0in" style:vertical-align="auto"/>
    </style:style>
    <style:style style:family="table-cell" style:name="TableCell40">
      <style:table-cell-properties fo:border="0.0069in solid #000000" fo:padding-bottom="0in" fo:padding-left="0.075in" fo:padding-right="0.075in" fo:padding-top="0in" style:writing-mode="lr-tb"/>
    </style:style>
    <style:style style:family="paragraph" style:name="P41" style:parent-style-name="Normál">
      <style:paragraph-properties fo:line-height="100%" fo:margin-bottom="0in" style:vertical-align="auto"/>
    </style:style>
    <style:style style:family="table-cell" style:name="TableCell42">
      <style:table-cell-properties fo:border="0.0069in solid #000000" fo:padding-bottom="0in" fo:padding-left="0.075in" fo:padding-right="0.075in" fo:padding-top="0in" style:writing-mode="lr-tb"/>
    </style:style>
    <style:style style:family="paragraph" style:name="P43" style:parent-style-name="Normál">
      <style:paragraph-properties fo:line-height="100%" fo:margin-bottom="0in" style:vertical-align="auto"/>
    </style:style>
    <style:style style:family="table-cell" style:name="TableCell44">
      <style:table-cell-properties fo:border="0.0069in solid #000000" fo:padding-bottom="0in" fo:padding-left="0.075in" fo:padding-right="0.075in" fo:padding-top="0in" style:writing-mode="lr-tb"/>
    </style:style>
    <style:style style:family="paragraph" style:name="P45" style:parent-style-name="Normál">
      <style:paragraph-properties fo:line-height="100%" fo:margin-bottom="0in" style:vertical-align="auto"/>
    </style:style>
    <style:style style:family="table-cell" style:name="TableCell46">
      <style:table-cell-properties fo:border="0.0069in solid #000000" fo:padding-bottom="0in" fo:padding-left="0.075in" fo:padding-right="0.075in" fo:padding-top="0in" style:writing-mode="lr-tb"/>
    </style:style>
    <style:style style:family="paragraph" style:name="P47" style:parent-style-name="Normál">
      <style:paragraph-properties fo:line-height="100%" fo:margin-bottom="0in" style:vertical-align="auto"/>
    </style:style>
    <style:style style:family="table-cell" style:name="TableCell48">
      <style:table-cell-properties fo:border="0.0069in solid #000000" fo:padding-bottom="0in" fo:padding-left="0.075in" fo:padding-right="0.075in" fo:padding-top="0in" style:writing-mode="lr-tb"/>
    </style:style>
    <style:style style:family="paragraph" style:name="P49" style:parent-style-name="Normál">
      <style:paragraph-properties fo:line-height="100%" fo:margin-bottom="0in" style:vertical-align="auto"/>
    </style:style>
    <style:style style:family="table-row" style:name="TableRow50">
      <style:table-row-properties/>
    </style:style>
    <style:style style:family="table-cell" style:name="TableCell51">
      <style:table-cell-properties fo:border="0.0069in solid #000000" fo:padding-bottom="0in" fo:padding-left="0.075in" fo:padding-right="0.075in" fo:padding-top="0in" style:writing-mode="lr-tb"/>
    </style:style>
    <style:style style:family="paragraph" style:name="P52" style:parent-style-name="Normál">
      <style:paragraph-properties fo:line-height="100%" fo:margin-bottom="0in" style:vertical-align="auto"/>
    </style:style>
    <style:style style:family="table-cell" style:name="TableCell53">
      <style:table-cell-properties fo:border="0.0069in solid #000000" fo:padding-bottom="0in" fo:padding-left="0.075in" fo:padding-right="0.075in" fo:padding-top="0in" style:writing-mode="lr-tb"/>
    </style:style>
    <style:style style:family="paragraph" style:name="P54" style:parent-style-name="Normál">
      <style:paragraph-properties fo:line-height="100%" fo:margin-bottom="0in" style:vertical-align="auto"/>
    </style:style>
    <style:style style:family="table-cell" style:name="TableCell55">
      <style:table-cell-properties fo:border="0.0069in solid #000000" fo:padding-bottom="0in" fo:padding-left="0.075in" fo:padding-right="0.075in" fo:padding-top="0in" style:writing-mode="lr-tb"/>
    </style:style>
    <style:style style:family="paragraph" style:name="P56" style:parent-style-name="Normál">
      <style:paragraph-properties fo:line-height="100%" fo:margin-bottom="0in" style:vertical-align="auto"/>
    </style:style>
    <style:style style:family="table-cell" style:name="TableCell57">
      <style:table-cell-properties fo:border="0.0069in solid #000000" fo:padding-bottom="0in" fo:padding-left="0.075in" fo:padding-right="0.075in" fo:padding-top="0in" style:writing-mode="lr-tb"/>
    </style:style>
    <style:style style:family="paragraph" style:name="P58" style:parent-style-name="Normál">
      <style:paragraph-properties fo:line-height="100%" fo:margin-bottom="0in" style:vertical-align="auto"/>
      <style:text-properties fo:font-weight="bold" style:font-weight-asian="bold"/>
    </style:style>
    <style:style style:family="table-cell" style:name="TableCell59">
      <style:table-cell-properties fo:border="0.0069in solid #000000" fo:padding-bottom="0in" fo:padding-left="0.075in" fo:padding-right="0.075in" fo:padding-top="0in" style:writing-mode="lr-tb"/>
    </style:style>
    <style:style style:family="paragraph" style:name="P60" style:parent-style-name="Normál">
      <style:paragraph-properties fo:line-height="100%" fo:margin-bottom="0in" style:vertical-align="auto"/>
    </style:style>
    <style:style style:family="table-cell" style:name="TableCell61">
      <style:table-cell-properties fo:border="0.0069in solid #000000" fo:padding-bottom="0in" fo:padding-left="0.075in" fo:padding-right="0.075in" fo:padding-top="0in" style:writing-mode="lr-tb"/>
    </style:style>
    <style:style style:family="paragraph" style:name="P62" style:parent-style-name="Normál">
      <style:paragraph-properties fo:line-height="100%" fo:margin-bottom="0in" style:vertical-align="auto"/>
    </style:style>
    <style:style style:family="table-cell" style:name="TableCell63">
      <style:table-cell-properties fo:border="0.0069in solid #000000" fo:padding-bottom="0in" fo:padding-left="0.075in" fo:padding-right="0.075in" fo:padding-top="0in" style:writing-mode="lr-tb"/>
    </style:style>
    <style:style style:family="paragraph" style:name="P64" style:parent-style-name="Normál">
      <style:paragraph-properties fo:line-height="100%" fo:margin-bottom="0in" style:vertical-align="auto"/>
    </style:style>
    <style:style style:family="table-cell" style:name="TableCell65">
      <style:table-cell-properties fo:border="0.0069in solid #000000" fo:padding-bottom="0in" fo:padding-left="0.075in" fo:padding-right="0.075in" fo:padding-top="0in" style:writing-mode="lr-tb"/>
    </style:style>
    <style:style style:family="paragraph" style:name="P66" style:parent-style-name="Normál">
      <style:paragraph-properties fo:line-height="100%" fo:margin-bottom="0in" style:vertical-align="auto"/>
    </style:style>
  </office:automatic-styles>
  <office:body>
    <office:text text:use-soft-page-breaks="true">
      <text:p text:style-name="P1">SequenceMatcher</text:p>
      <text:p text:style-name="Normál">
				Az összehasonlítás 
				
				<text:span text:style-name="T3">a Ratcliff és Obershelp </text:span>
				<text:span text:style-name="T4">algoritmus </text:span>
				alapján történik, aminek az alapelve, hogy megkeresi a leghosszabb folytonos egyezést a két sorban, majd 
				rekurzívan meghívja önmagát az egyezés által még le nem fedett rész sorokra bal és jobb oldalra is. Az egyezés hosszának korlátozására nincs lehetőség, viszont a SequenceMatcher 
				implementációjában 
				van lehetőség arra, hogy megadjunk elemeket, amikről nem szeretnénk tudomást venni, illetve az alapértelmezett paraméterei szerint automatikusan szűri az ismétlődést is.
			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
							<text:span text:style-name="T17">SequenceMatcher</text:span>
						</text:p>
          </table:table-cell>
          <table:table-cell table:style-name="TableCell18">
            <text:p text:style-name="P19">2</text:p>
          </table:table-cell>
          <table:table-cell table:style-name="TableCell20">
            <text:p text:style-name="P21">3</text:p>
          </table:table-cell>
          <table:table-cell table:style-name="TableCell22">
            <text:p text:style-name="P23">4</text:p>
          </table:table-cell>
          <table:table-cell table:style-name="TableCell24">
            <text:p text:style-name="P25">5</text:p>
          </table:table-cell>
          <table:table-cell table:style-name="TableCell26">
            <text:p text:style-name="P27">
							<text:span text:style-name="T28">Ratcliff</text:span>
						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>üres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</table:table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2%" fo:margin-bottom="0.1111in" fo:orphans="2" fo:padding="0in" fo:text-align="start" fo:widows="2" style:line-break="strict" style:punctuation-wrap="hanging" style:shadow="none" style:snap-to-layout-grid="true" style:tab-stop-distance="0.4916in" style:text-autospace="ideograph-alpha" style:vertical-align="baseline" style:writing-mode="lr-tb" text:number-lines="true"/>
      <style:text-properties fo:background-color="transparent" fo:country="HU" fo:font-size="11pt" fo:font-style="normal" fo:font-variant="normal" fo:font-weight="normal" fo:hyphenate="true" fo:language="hu" fo:letter-spacing="normal" fo:text-transform="none" style:country-asian="US" style:country-complex="SA" style:font-name="Calibri" style:font-name-asian="Calibri" style:font-name-complex="Times New Roman" style:font-relief="none" style:font-size-asian="11pt" style:font-size-complex="11pt" style:font-style-asian="normal" style:font-style-complex="normal" style:font-weight-asian="normal" style:font-weight-complex="normal" style:language-asian="en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isplay-name="Normál" style:family="paragraph" style:name="Normál">
      <style:text-properties fo:hyphenate="false"/>
    </style:style>
    <style:style style:display-name="Bekezdés alapbetűtípusa" style:family="text" style:name="Bekezdésalapbetűtípusa"/>
    <style:style style:display-name="Élőfej" style:family="paragraph" style:name="Élőfej" style:parent-style-name="Normál">
      <style:paragraph-properties fo:line-height="100%" fo:margin-bottom="0in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display-name="Élőfej Char" style:family="text" style:name="ÉlőfejChar" style:parent-style-name="Bekezdésalapbetűtípusa"/>
    <style:style style:display-name="Élőláb" style:family="paragraph" style:name="Élőláb" style:parent-style-name="Normál">
      <style:paragraph-properties fo:line-height="100%" fo:margin-bottom="0in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display-name="Élőláb Char" style:family="text" style:name="ÉlőlábChar" style:parent-style-name="Bekezdésalapbetűtípusa"/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draw:stroke-linejoin="miter" svg:stroke-color="#41719c" svg:stroke-linecap="butt" svg:stroke-opacity="100%" svg:stroke-width="0.01389in"/>
    </style:default-style>
  </office:styles>
  <office:automatic-styles>
    <style:page-layout style:name="PL0">
      <style:page-layout-properties fo:margin-bottom="0.4916in" fo:margin-left="0.984in" fo:margin-right="0.984in" fo:margin-top="0.4916in" fo:page-height="11.693in" fo:page-width="8.268in" style:num-format="1" style:print-orientation="portrait" style:writing-mode="lr-tb">
        <style:footnote-sep style:adjustment="left" style:color="#000000" style:line-style="solid" style:rel-width="33%" style:width="0.007in"/>
      </style:page-layout-properties>
      <style:header-style>
        <style:header-footer-properties fo:min-height="0.4923in" style:dynamic-spacing="true"/>
      </style:header-style>
      <style:footer-style>
        <style:header-footer-properties fo:min-height="0.4923in" style:dynamic-spacing="true"/>
      </style:footer-style>
    </style:page-layout>
    <style:style style:family="text" style:name="T2" style:parent-style-name="Bekezdésalapbetűtípusa">
      <style:text-properties fo:font-weight="bold" style:font-weight-asian="bold"/>
    </style:style>
  </office:automatic-styles>
  <office:master-styles>
    <style:master-page style:name="MP0" style:page-layout-name="PL0">
      <style:header>
        <text:p text:style-name="Élőfej">
					<text:span text:style-name="T2">SequenceMatcher </text:span>
					bemutatása
				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e Zsolt Tamás</meta:initial-creator>
    <dc:creator>Gere Zsolt Tamás</dc:creator>
    <meta:creation-date>2016-12-09T12:27:00Z</meta:creation-date>
    <dc:date>2016-12-17T19:44:00Z</dc:date>
    <meta:template xlink:href="Normal" xlink:type="simple"/>
    <meta:editing-cycles>6</meta:editing-cycles>
    <meta:editing-duration>PT420S</meta:editing-duration>
    <meta:document-statistic meta:page-count="1" meta:paragraph-count="1" meta:word-count="75" meta:character-count="597" meta:row-count="4" meta:non-whitespace-character-count="523"/>
  </office:meta>
</office:document-meta>
</file>